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8ea0"/>
    </style:style>
    <style:style style:name="P2" style:family="paragraph" style:parent-style-name="Standard">
      <style:text-properties officeooo:paragraph-rsid="0014d5b0"/>
    </style:style>
    <style:style style:name="P3" style:family="paragraph" style:parent-style-name="Standard">
      <style:text-properties officeooo:paragraph-rsid="0014f21f"/>
    </style:style>
    <style:style style:name="T1" style:family="text">
      <style:text-properties officeooo:rsid="00106b66"/>
    </style:style>
    <style:style style:name="T2" style:family="text">
      <style:text-properties officeooo:rsid="00116d3f"/>
    </style:style>
    <style:style style:name="T3" style:family="text">
      <style:text-properties officeooo:rsid="001359db"/>
    </style:style>
    <style:style style:name="T4" style:family="text">
      <style:text-properties officeooo:rsid="00148ea0"/>
    </style:style>
    <style:style style:name="T5" style:family="text">
      <style:text-properties officeooo:rsid="0014d5b0"/>
    </style:style>
    <style:style style:name="T6" style:family="text">
      <style:text-properties officeooo:rsid="0014f21f"/>
    </style:style>
    <style:style style:name="T7" style:family="text">
      <style:text-properties officeooo:rsid="00152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"> Netzwerk-Protokoll</text:span></text:p>
      <text:p text:style-name="Standard"><text:tab/>→<text:span text:style-name="T1"> Aufbau und Abwicklung einer Verbindung zwischen zwei Rechner.</text:span></text:p>
      <text:p text:style-name="Standard"><text:tab/>→<text:span text:style-name="T1"> Auf Basis einer Shell </text:span></text:p>
      <text:p text:style-name="Standard">→<text:span text:style-name="T2"> Shell Befehle werden über Netzwerk an ein anderen Computer Gesendet.</text:span></text:p>
      <text:p text:style-name="Standard"><text:tab/></text:p>
      <text:p text:style-name="Standard">--<text:span text:style-name="T3">SSH Nutzern--</text:span></text:p>
      <text:p text:style-name="Standard">→<text:span text:style-name="T3"> # ssh </text:span><text:a xlink:type="simple" xlink:href="mailto:username@ipadresseDesRechners" text:style-name="Internet_20_link" text:visited-style-name="Visited_20_Internet_20_Link"><text:span text:style-name="T3">username@ipadresseDesRechners</text:span></text:a></text:p>
      <text:p text:style-name="Standard">→<text:span text:style-name="T3"> # </text:span><text:a xlink:type="simple" xlink:href="mailto:username@ipadresseDesRechners" text:style-name="Internet_20_link" text:visited-style-name="Visited_20_Internet_20_Link"><text:span text:style-name="T3">username@ipadresseDesRechners</text:span></text:a><text:span text:style-name="T3"> passowrd:</text:span></text:p>
      <text:p text:style-name="P2">→<text:span text:style-name="T3"> Ohne Anmeldung Kopieren</text:span></text:p>
      <text:p text:style-name="P2"><text:span text:style-name="T3"><text:tab/>→</text:span><text:span text:style-name="T5"> </text:span><text:span text:style-name="T3"><text:s/>vom client zum host </text:span><text:span text:style-name="T5">(push)</text:span></text:p>
      <text:p text:style-name="P3"><text:tab/><text:tab/>//<text:span text:style-name="T6">einzelne dateien</text:span></text:p>
      <text:p text:style-name="P3"><text:tab/><text:tab/>→<text:span text:style-name="T3"> # scp test.txt </text:span><text:a xlink:type="simple" xlink:href="mailto:user@ipadresse" text:style-name="Internet_20_link" text:visited-style-name="Visited_20_Internet_20_Link"><text:span text:style-name="T3">user@ipadresse</text:span></text:a><text:span text:style-name="T3">:/home/user/documents</text:span></text:p>
      <text:p text:style-name="P3"><text:tab/><text:tab/>//<text:span text:style-name="T6">mehrere dateien</text:span></text:p>
      <text:p text:style-name="P3"><text:tab/><text:tab/>→<text:span text:style-name="T6"> # scp -r testordner user@ipadresse:/home/user/folder</text:span></text:p>
      <text:p text:style-name="P3"><text:tab/>→<text:span text:style-name="T5"> vom host zum client (pull)</text:span></text:p>
      <text:p text:style-name="Standard"><text:tab/><text:tab/>→<text:span text:style-name="T5"> # </text:span><text:span text:style-name="T7">scp -r user@ipadresse:/home/user/folder</text:span></text:p>
      <text:p text:style-name="Standard">--<text:span text:style-name="T4">Ohne Passwort Einloggen (automatisches Einloggen)--</text:span></text:p>
      <text:p text:style-name="Standard">→<text:span text:style-name="T4"> Schlüsselpaar (privat, öffentlich) auf client-rechner erstellen.</text:span></text:p>
      <text:p text:style-name="P1"><text:tab/>//-<text:span text:style-name="T4">t steht für type, also Typ der Verschlüsselung</text:span></text:p>
      <text:p text:style-name="P1"><text:tab/>→<text:span text:style-name="T4"> # ssh-keygen -t rsa</text:span></text:p>
      <text:p text:style-name="Standard">→<text:span text:style-name="T4"> Öffentlichen Schlüssen auf Benutzeraccount des Servers bringen.</text:span></text:p>
      <text:p text:style-name="Standard"><text:tab/>→<text:span text:style-name="T4"> # scp .ssh/id_rsa.pub </text:span><text:a xlink:type="simple" xlink:href="mailto:user@ipadresse" text:style-name="Internet_20_link" text:visited-style-name="Visited_20_Internet_20_Link"><text:span text:style-name="T4">user@ipadresse</text:span></text:a><text:span text:style-name="T4">:home/user/.ssh</text:span></text:p>
      <text:p text:style-name="Standard">→<text:span text:style-name="T4"> Login ohne Passwort.</text:span></text:p>
      <text:p text:style-name="Standard"><text:tab/>→<text:span text:style-name="T4"> # ssh </text:span><text:a xlink:type="simple" xlink:href="mailto:user@ipadresse" text:style-name="Internet_20_link" text:visited-style-name="Visited_20_Internet_20_Link"><text:span text:style-name="T4">user@ipadresse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1T10:48:53.982687498</meta:creation-date>
    <meta:generator>LibreOffice/6.4.7.2$Linux_X86_64 LibreOffice_project/40$Build-2</meta:generator>
    <dc:date>2022-02-03T10:41:14.857866145</dc:date>
    <meta:editing-duration>PT58M39S</meta:editing-duration>
    <meta:editing-cycles>8</meta:editing-cycles>
    <meta:document-statistic meta:table-count="0" meta:image-count="0" meta:object-count="0" meta:page-count="1" meta:paragraph-count="24" meta:word-count="121" meta:character-count="908" meta:non-whitespace-character-count="791"/>
  </office:meta>
</office:document-meta>
</file>